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-- The CXX compiler identification is GNU 4.6.1</text:p>
      <text:p text:style-name="Standard">-- Check for working CXX compiler: /usr/bin/c++</text:p>
      <text:p text:style-name="Standard">-- Check for working CXX compiler: /usr/bin/c++ -- works</text:p>
      <text:p text:style-name="Standard">-- Detecting CXX compiler ABI info</text:p>
      <text:p text:style-name="Standard">-- Detecting CXX compiler ABI info - done</text:p>
      <text:p text:style-name="Standard">CMake Warning at scripts/findLLVM.cmake:78 (message):</text:p>
      <text:p text:style-name="Standard"><text:s text:c="2"/>LLVM version is recommanded to be 3.2</text:p>
      <text:p text:style-name="Standard"></text:p>
      <text:p text:style-name="Standard"><text:s text:c="2"/>Your current version is 2.8</text:p>
      <text:p text:style-name="Standard">Call Stack (most recent call first):</text:p>
      <text:p text:style-name="Standard"><text:s text:c="2"/>CMakeLists.txt:6 (include)</text:p>
      <text:p text:style-name="Standard"></text:p>
      <text:p text:style-name="Standard"></text:p>
      <text:p text:style-name="Standard">-- find /usr/bin/clang++</text:p>
      <text:p text:style-name="Standard">-- Emit llvm bitcode with Clang</text:p>
      <text:p text:style-name="Standard">-- Configuring done</text:p>
      <text:p text:style-name="Standard">-- Generating done</text:p>
      <text:p text:style-name="Standard">-- Build files have been written to: /home/serk/Documents/PinaVM</text:p>
      <text:p text:style-name="Standard"/>
      <text:p text:style-name="P1">Al parecer hay un error con la versión del LLVM</text:p>
      <text:p text:style-name="P1"/>
      <text:p text:style-name="P1">Al poner el comando make, después de una compilación del 55% aparece el siguiente mensaje</text:p>
      <text:p text:style-name="P1"/>
      <text:p text:style-name="P2">/home/serk/Documents/PinaVM/utils/LinkExternalBitcode.cpp: In function ‘llvm::Module* LinkExternalBitcode(llvm::Module*, std::string)’:</text:p>
      <text:p text:style-name="P2">/home/serk/Documents/PinaVM/utils/LinkExternalBitcode.cpp:25:26: error: ‘DestroySource’ is not a member of ‘llvm::Linker’</text:p>
      <text:p text:style-name="P2">make[2]: *** [utils/CMakeFiles/utils.dir/LinkExternalBitcode.cpp.o] Error 1</text:p>
      <text:p text:style-name="P2">make[1]: *** [utils/CMakeFiles/utils.dir/all] Error 2</text:p>
      <text:p text:style-name="P2">make: *** [all] Error 2</text:p>
      <text:p text:style-name="P2"/>
      <text:p text:style-name="P1">Se busca en la página llvm.org para descargar la versión 3.2. Se toma el source file de esa versión.</text:p>
      <text:p text:style-name="P1"/>
      <text:p text:style-name="P1">La versión de clang tampoco corresponde.</text:p>
      <text:p text:style-name="P1"/>
      <text:p text:style-name="P2"><text:a xlink:type="simple" xlink:href="http://linuxdeveloper.blogspot.com/2012/12/building-llvm-32-from-source.html">http://linuxdeveloper.blogspot.com/2012/12/building-llvm-32-from-source.html</text:a></text:p>
      <text:p text:style-name="P2"/>
      <text:p text:style-name="P1">En la parte donde se escribe el comando time make -j 3 se obtiene lo siguiente:</text:p>
      <text:p text:style-name="P1"/>
      <text:p text:style-name="P2">llvm[0]: ***** Completed Release+Asserts Build</text:p>
      <text:p text:style-name="P2"></text:p>
      <text:p text:style-name="P2">real<text:tab/>181m58.560s</text:p>
      <text:p text:style-name="P2">user<text:tab/>209m47.079s</text:p>
      <text:p text:style-name="P2">sys<text:tab/>6m48.994s</text:p>
      <text:p text:style-name="P1"/>
      <text:p text:style-name="P1">3 horas demoró la compilación</text:p>
      <text:p text:style-name="P1"/>
      <text:p text:style-name="P1"><text:soft-page-break/></text:p>
      <text:p text:style-name="P1">Se llegó hasta la parte en la que intentan probar el ejemplo.</text:p>
      <text:p text:style-name="P1"/>
      <text:p text:style-name="P1">Luego se hace otra vez el paso del cmake en Pinavm y después el make</text:p>
      <text:p text:style-name="P1"/>
      <text:p text:style-name="P1">al 56% de compilación sale el siguiente error</text:p>
      <text:p text:style-name="P1"/>
      <text:p text:style-name="P2">fatal error: llvm/LLVMContext.h: No such file or directory</text:p>
      <text:p text:style-name="P2">compilation terminated.</text:p>
      <text:p text:style-name="P2">make[2]: *** [backends/SimpleBackend/CMakeFiles/simple.dir/SimpleBackend.cpp.o] Error 1</text:p>
      <text:p text:style-name="P2">make[1]: *** [backends/SimpleBackend/CMakeFiles/simple.dir/all] Error 2</text:p>
      <text:p text:style-name="P2">make: *** [all] Error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k black</meta:initial-creator>
    <meta:creation-date>2014-01-26T12:06:48</meta:creation-date>
    <meta:document-statistic meta:table-count="0" meta:image-count="0" meta:object-count="0" meta:page-count="2" meta:paragraph-count="43" meta:word-count="259" meta:character-count="1993" meta:non-whitespace-character-count="1734"/>
    <dc:date>2014-01-26T18:33:28</dc:date>
    <dc:creator>serk black</dc:creator>
    <meta:editing-duration>PT1H25M57S</meta:editing-duration>
    <meta:editing-cycles>1</meta:editing-cycles>
    <meta:generator>LibreOffice/3.4$Linux LibreOffice_project/340m1$Build-402</meta:generator>
  </office:meta>
</office:document-meta>
</file>